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739cm"/>
    </style:style>
    <style:style style:name="gr3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8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294cm"/>
    </style:style>
    <style:style style:name="gr6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5.9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.184cm" fo:min-width="5.343cm"/>
    </style:style>
    <style:style style:name="gr11" style:family="graphic" style:parent-style-name="standard">
      <style:graphic-properties draw:textarea-horizontal-align="justify" draw:textarea-vertical-align="middle" draw:auto-grow-height="false" fo:min-height="2.574cm" fo:min-width="5.0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798cm" fo:min-width="5.978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7" style:family="graphic" style:parent-style-name="standard">
      <style:graphic-properties draw:textarea-horizontal-align="justify" draw:textarea-vertical-align="middle" draw:auto-grow-height="false" fo:min-height="2.735cm" fo:min-width="4.708cm"/>
    </style:style>
    <style:style style:name="gr18" style:family="graphic" style:parent-style-name="standard">
      <style:graphic-properties draw:textarea-horizontal-align="justify" draw:textarea-vertical-align="middle" draw:auto-grow-height="false" fo:min-height="2.29cm" fo:min-width="8.517cm"/>
    </style:style>
    <style:style style:name="gr19" style:family="graphic" style:parent-style-name="standard">
      <style:graphic-properties draw:textarea-horizontal-align="justify" draw:textarea-vertical-align="middle" draw:auto-grow-height="false" fo:min-height="2.798cm" fo:min-width="10.16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100%" draw:opacity-name="Transparency_20_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0%" draw:opacity-name="Transparency_20_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59cm" svg:height="1.524cm" svg:x="3.071cm" svg:y="1.635cm">
          <draw:text-box>
            <text:p>21 GAME ACTIVITY DIAGRAM – PLAYER 1</text:p>
          </draw:text-box>
        </draw:frame>
        <draw:custom-shape draw:style-name="gr2" draw:text-style-name="P3" draw:layer="layout" svg:width="7.239cm" svg:height="1.778cm" svg:x="3.159cm" svg:y="2.905cm">
          <text:p text:style-name="P2">Player 1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2cm" svg:y="6.207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6cm" svg:y1="4.81cm" svg:x2="7.096cm" svg:y2="6.08cm">
          <text:p/>
        </draw:line>
        <draw:custom-shape draw:style-name="gr5" draw:text-style-name="P2" draw:layer="layout" svg:width="5.588cm" svg:height="6.096cm" svg:x="4.302cm" svg:y="13.319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96cm" svg:y1="8.112cm" svg:x2="7.096cm" svg:y2="10.144cm">
          <text:p/>
        </draw:line>
        <draw:custom-shape draw:style-name="gr3" draw:text-style-name="P3" draw:layer="layout" svg:width="7.366cm" svg:height="1.778cm" svg:x="3.159cm" svg:y="10.144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0.017cm" svg:y1="16.367cm" svg:x2="13.319cm" svg:y2="16.367cm">
          <text:p/>
        </draw:line>
        <draw:custom-shape draw:style-name="gr6" draw:text-style-name="P3" draw:layer="layout" svg:width="6.477cm" svg:height="1.778cm" svg:x="13.192cm" svg:y="15.605cm">
          <text:p text:style-name="P2">Bust – 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94cm" svg:y1="17.383cm" svg:x2="16.494cm" svg:y2="19.542cm">
          <text:p/>
        </draw:line>
        <draw:custom-shape draw:style-name="gr5" draw:text-style-name="P2" draw:layer="layout" svg:width="5.588cm" svg:height="6.096cm" svg:x="4.302cm" svg:y="20.304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7.096cm" svg:y1="19.415cm" svg:x2="7.096cm" svg:y2="20.431cm">
          <text:p text:style-name="P2">No</text:p>
        </draw:line>
        <draw:frame draw:style-name="gr8" draw:text-style-name="P1" draw:layer="layout" svg:width="1.535cm" svg:height="0.962cm" svg:x="10.906cm" svg:y="15.859cm">
          <draw:text-box>
            <text:p>Yes</text:p>
          </draw:text-box>
        </draw:frame>
        <draw:line draw:style-name="gr4" draw:text-style-name="P4" draw:layer="layout" svg:x1="4.175cm" svg:y1="23.352cm" svg:x2="1.762cm" svg:y2="23.352cm">
          <text:p/>
        </draw:line>
        <draw:line draw:style-name="gr4" draw:text-style-name="P4" draw:layer="layout" svg:x1="1.889cm" svg:y1="23.225cm" svg:x2="1.889cm" svg:y2="6.842cm">
          <text:p/>
        </draw:line>
        <draw:frame draw:style-name="gr9" draw:text-style-name="P1" draw:layer="layout" svg:width="1.946cm" svg:height="0.962cm" svg:x="2.27cm" svg:y="23.86cm">
          <draw:text-box>
            <text:p>Twist</text:p>
          </draw:text-box>
        </draw:frame>
        <draw:line draw:style-name="gr4" draw:text-style-name="P4" draw:layer="layout" svg:x1="1.889cm" svg:y1="6.842cm" svg:x2="3.159cm" svg:y2="6.842cm">
          <text:p/>
        </draw:line>
        <draw:custom-shape draw:style-name="gr10" draw:text-style-name="P5" draw:layer="layout" svg:width="6.477cm" svg:height="2.032cm" svg:x="13.446cm" svg:y="19.542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draw:layer="layout" svg:width="5.588cm" svg:height="3.556cm" svg:x="13.192cm" svg:y="24.368cm">
          <text:p text:style-name="P2">Dealers Tur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4" draw:layer="layout" svg:x1="10.017cm" svg:y1="23.479cm" svg:x2="13.319cm" svg:y2="25.765cm">
          <text:p text:style-name="P2">Stick</text:p>
        </draw:line>
        <draw:custom-shape draw:style-name="gr5" draw:text-style-name="P2" draw:layer="layout" svg:width="5.588cm" svg:height="6.096cm" svg:x="13.7cm" svg:y="7.731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79cm" svg:y1="11.033cm" svg:x2="13.827cm" svg:y2="10.779cm">
          <text:p/>
        </draw:line>
        <draw:line draw:style-name="gr4" draw:text-style-name="P4" draw:layer="layout" svg:x1="16.494cm" svg:y1="7.731cm" svg:x2="16.494cm" svg:y2="5.318cm">
          <text:p/>
        </draw:line>
        <draw:frame draw:style-name="gr12" draw:text-style-name="P1" draw:layer="layout" svg:width="1.535cm" svg:height="0.962cm" svg:x="16.875cm" svg:y="6.588cm">
          <draw:text-box>
            <text:p>Yes</text:p>
          </draw:text-box>
        </draw:frame>
        <draw:custom-shape draw:style-name="gr6" draw:text-style-name="P3" draw:layer="layout" svg:width="6.477cm" svg:height="1.778cm" svg:x="13.192cm" svg:y="15.606cm">
          <text:p text:style-name="P2">Bust – 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6.477cm" svg:height="1.778cm" svg:x="13.573cm" svg:y="3.794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94cm" svg:y1="13.827cm" svg:x2="6.969cm" svg:y2="13.319cm">
          <text:p/>
        </draw:line>
        <draw:frame draw:style-name="gr12" draw:text-style-name="P1" draw:layer="layout" svg:width="1.311cm" svg:height="0.962cm" svg:x="11.795cm" svg:y="12.938cm">
          <draw:text-box>
            <text:p>No</text:p>
          </draw:text-box>
        </draw:frame>
      </draw:page>
      <draw:page draw:name="page2" draw:style-name="dp1" draw:master-page-name="Default">
        <draw:frame draw:style-name="gr1" draw:text-style-name="P1" draw:layer="layout" svg:width="14.859cm" svg:height="1.524cm" svg:x="3.061cm" svg:y="1.637cm">
          <draw:text-box>
            <text:p>21 GAME ACTIVITY DIAGRAM – Dealer</text:p>
          </draw:text-box>
        </draw:frame>
        <draw:custom-shape draw:style-name="gr2" draw:text-style-name="P3" draw:layer="layout" svg:width="7.239cm" svg:height="1.778cm" svg:x="3.149cm" svg:y="2.907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22cm" svg:y="6.209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4.812cm" svg:x2="7.086cm" svg:y2="6.082cm">
          <text:p/>
        </draw:line>
        <draw:custom-shape draw:style-name="gr5" draw:text-style-name="P2" draw:layer="layout" svg:width="5.588cm" svg:height="6.096cm" svg:x="4.292cm" svg:y="13.321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86cm" svg:y1="8.114cm" svg:x2="7.086cm" svg:y2="10.146cm">
          <text:p/>
        </draw:line>
        <draw:custom-shape draw:style-name="gr3" draw:text-style-name="P3" draw:layer="layout" svg:width="7.366cm" svg:height="1.778cm" svg:x="3.149cm" svg:y="10.146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12.051cm" svg:x2="7.086cm" svg:y2="13.321cm">
          <text:p/>
        </draw:line>
        <draw:line draw:style-name="gr4" draw:text-style-name="P4" draw:layer="layout" svg:x1="10.007cm" svg:y1="16.369cm" svg:x2="13.309cm" svg:y2="16.369cm">
          <text:p/>
        </draw:line>
        <draw:custom-shape draw:style-name="gr6" draw:text-style-name="P3" draw:layer="layout" svg:width="6.477cm" svg:height="1.778cm" svg:x="13.182cm" svg:y="15.607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24cm" svg:y1="26.273cm" svg:x2="12.684cm" svg:y2="27.797cm">
          <text:p/>
        </draw:line>
        <draw:custom-shape draw:style-name="gr5" draw:text-style-name="P2" draw:layer="layout" svg:width="5.588cm" svg:height="6.096cm" svg:x="4.292cm" svg:y="20.306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7.086cm" svg:y1="19.417cm" svg:x2="7.086cm" svg:y2="20.433cm">
          <text:p text:style-name="P2">No</text:p>
        </draw:line>
        <draw:frame draw:style-name="gr8" draw:text-style-name="P1" draw:layer="layout" svg:width="1.535cm" svg:height="0.962cm" svg:x="10.896cm" svg:y="15.861cm">
          <draw:text-box>
            <text:p>Yes</text:p>
          </draw:text-box>
        </draw:frame>
        <draw:line draw:style-name="gr4" draw:text-style-name="P4" draw:layer="layout" svg:x1="4.165cm" svg:y1="23.354cm" svg:x2="1.752cm" svg:y2="23.354cm">
          <text:p/>
        </draw:line>
        <draw:line draw:style-name="gr4" draw:text-style-name="P4" draw:layer="layout" svg:x1="1.879cm" svg:y1="23.227cm" svg:x2="1.879cm" svg:y2="6.844cm">
          <text:p/>
        </draw:line>
        <draw:frame draw:style-name="gr9" draw:text-style-name="P1" draw:layer="layout" svg:width="1.946cm" svg:height="0.962cm" svg:x="2.26cm" svg:y="23.862cm">
          <draw:text-box>
            <text:p>Twist</text:p>
          </draw:text-box>
        </draw:frame>
        <draw:line draw:style-name="gr4" draw:text-style-name="P4" draw:layer="layout" svg:x1="1.879cm" svg:y1="6.844cm" svg:x2="3.149cm" svg:y2="6.844cm">
          <text:p/>
        </draw:line>
        <draw:custom-shape draw:style-name="gr10" draw:text-style-name="P5" draw:layer="layout" svg:width="6.477cm" svg:height="2.032cm" svg:x="13.436cm" svg:y="19.544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4" draw:layer="layout" svg:x1="9.763cm" svg:y1="23.225cm" svg:x2="13.065cm" svg:y2="25.511cm">
          <text:p text:style-name="P2">Stick</text:p>
        </draw:line>
        <draw:custom-shape draw:style-name="gr6" draw:text-style-name="P3" draw:layer="layout" svg:width="6.477cm" svg:height="1.778cm" svg:x="13.065cm" svg:y="24.495cm">
          <text:p text:style-name="P2">Compare Sc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6.477cm" svg:height="2.032cm" svg:x="6.207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4" draw:layer="layout" svg:x1="16.875cm" svg:y1="17.383cm" svg:x2="16.875cm" svg:y2="19.542cm">
          <text:p/>
        </draw:line>
      </draw:page>
      <draw:page draw:name="page3" draw:style-name="dp1" draw:master-page-name="Default">
        <draw:frame draw:style-name="gr1" draw:text-style-name="P1" draw:layer="layout" svg:width="14.859cm" svg:height="1.524cm" svg:x="3.061cm" svg:y="1.637cm">
          <draw:text-box>
            <text:p>21 GAME ACTIVITY DIAGRAM – DETAIL</text:p>
          </draw:text-box>
        </draw:frame>
        <draw:custom-shape draw:style-name="gr5" draw:text-style-name="P2" draw:layer="layout" svg:width="5.588cm" svg:height="6.096cm" svg:x="3.159cm" svg:y="4.937cm">
          <text:p text:style-name="P2">Is Player 1 Bu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6.477cm" svg:height="1.778cm" svg:x="11.541cm" svg:y="7.096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layer="layout" svg:width="12.954cm" svg:height="6.096cm" svg:x="1.127cm" svg:y="12.938cm">
          <text:p text:style-name="P2">Dealer Total =&gt; Player Tota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draw:layer="layout" svg:width="6.477cm" svg:height="2.032cm" svg:x="4.048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" draw:text-style-name="P1" draw:layer="layout" svg:width="12.446cm" svg:height="1.27cm" svg:x="3.159cm" svg:y="2.778cm">
          <draw:text-box>
            <text:p>SCORE COMPARISONS</text:p>
          </draw:text-box>
        </draw:frame>
        <draw:line draw:style-name="gr4" draw:text-style-name="P4" draw:layer="layout" svg:x1="8.874cm" svg:y1="7.985cm" svg:x2="11.541cm" svg:y2="7.985cm">
          <text:p/>
        </draw:line>
        <draw:frame draw:style-name="gr15" draw:text-style-name="P1" draw:layer="layout" svg:width="2.032cm" svg:height="1.673cm" svg:x="9.001cm" svg:y="7.35cm">
          <draw:text-box>
            <text:p>Yes</text:p>
          </draw:text-box>
        </draw:frame>
        <draw:line draw:style-name="gr7" draw:text-style-name="P4" draw:layer="layout" svg:x1="5.953cm" svg:y1="11.16cm" svg:x2="7.731cm" svg:y2="13.065cm">
          <text:p text:style-name="P2">No</text:p>
        </draw:line>
        <draw:line draw:style-name="gr4" draw:text-style-name="P4" draw:layer="layout" svg:x1="13.954cm" svg:y1="15.859cm" svg:x2="13.954cm" svg:y2="9.001cm">
          <text:p/>
        </draw:line>
        <draw:frame draw:style-name="gr8" draw:text-style-name="P1" draw:layer="layout" svg:width="1.535cm" svg:height="0.962cm" svg:x="14.335cm" svg:y="12.049cm">
          <draw:text-box>
            <text:p>Yes</text:p>
          </draw:text-box>
        </draw:frame>
        <draw:custom-shape draw:style-name="gr6" draw:text-style-name="P3" draw:layer="layout" svg:width="6.477cm" svg:height="1.778cm" svg:x="4.175cm" svg:y="22.082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4cm" svg:y1="19.034cm" svg:x2="7.604cm" svg:y2="22.082cm">
          <text:p/>
        </draw:line>
        <draw:line draw:style-name="gr4" draw:text-style-name="P4" draw:layer="layout" svg:x1="7.604cm" svg:y1="23.86cm" svg:x2="7.604cm" svg:y2="26.4cm">
          <text:p/>
        </draw:line>
        <draw:frame draw:style-name="gr16" draw:text-style-name="P1" draw:layer="layout" svg:width="1.311cm" svg:height="0.962cm" svg:x="7.985cm" svg:y="20.685cm">
          <draw:text-box>
            <text:p>No</text:p>
          </draw:text-box>
        </draw:frame>
      </draw:page>
      <draw:page draw:name="page4" draw:style-name="dp1" draw:master-page-name="Default">
        <draw:frame draw:style-name="gr14" draw:text-style-name="P1" draw:layer="layout" svg:width="16.129cm" svg:height="1.27cm" svg:x="2.397cm" svg:y="2.143cm">
          <draw:text-box>
            <text:p>DETAILS – STICK OR TWIST DECSIONS IN DETAIL</text:p>
          </draw:text-box>
        </draw:frame>
        <draw:frame draw:style-name="gr14" draw:text-style-name="P1" draw:layer="layout" svg:width="5.207cm" svg:height="1.27cm" svg:x="2.524cm" svg:y="3.54cm">
          <draw:text-box>
            <text:p>PLAYER 1</text:p>
          </draw:text-box>
        </draw:frame>
        <draw:custom-shape draw:style-name="gr17" draw:text-style-name="P2" draw:layer="layout" svg:width="10.414cm" svg:height="5.969cm" svg:x="2.397cm" svg:y="4.937cm">
          <text:p text:style-name="P2">Is Total =&gt; 17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2.938cm" svg:y1="7.985cm" svg:x2="15.859cm" svg:y2="13.319cm">
          <text:p/>
        </draw:line>
        <draw:line draw:style-name="gr4" draw:text-style-name="P4" draw:layer="layout" svg:x1="7.604cm" svg:y1="10.779cm" svg:x2="7.604cm" svg:y2="15.859cm">
          <text:p/>
        </draw:line>
        <draw:custom-shape draw:style-name="gr18" draw:text-style-name="P2" draw:layer="layout" svg:width="9.017cm" svg:height="2.54cm" svg:x="10.525cm" svg:y="13.319cm">
          <text:p text:style-name="P2">Stick/Stop dealing card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" draw:layer="layout" svg:width="1.535cm" svg:height="0.962cm" svg:x="15.351cm" svg:y="11.414cm">
          <draw:text-box>
            <text:p>Yes</text:p>
          </draw:text-box>
        </draw:frame>
        <draw:frame draw:style-name="gr12" draw:text-style-name="P1" draw:layer="layout" svg:width="1.311cm" svg:height="0.962cm" svg:x="7.604cm" svg:y="13.065cm">
          <draw:text-box>
            <text:p>No</text:p>
          </draw:text-box>
        </draw:frame>
        <draw:custom-shape draw:style-name="gr19" draw:text-style-name="P2" draw:layer="layout" svg:width="10.668cm" svg:height="3.048cm" svg:x="4.683cm" svg:y="18.653cm">
          <text:p text:style-name="P2">Twist/Deal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4cm" svg:y1="15.732cm" svg:x2="7.604cm" svg:y2="18.653cm">
          <text:p/>
        </draw:line>
      </draw:page>
      <draw:page draw:name="page5" draw:style-name="dp1" draw:master-page-name="Default">
        <draw:frame draw:style-name="gr14" draw:text-style-name="P1" draw:layer="layout" svg:width="16.129cm" svg:height="1.27cm" svg:x="2.398cm" svg:y="2.144cm">
          <draw:text-box>
            <text:p>DETAILS – STICK OR TWIST DECSIONS IN DETAIL</text:p>
          </draw:text-box>
        </draw:frame>
        <draw:frame draw:style-name="gr14" draw:text-style-name="P1" draw:layer="layout" svg:width="5.207cm" svg:height="1.27cm" svg:x="2.525cm" svg:y="3.541cm">
          <draw:text-box>
            <text:p>DEALER</text:p>
          </draw:text-box>
        </draw:frame>
        <draw:custom-shape draw:style-name="gr17" draw:text-style-name="P2" draw:layer="layout" svg:width="10.414cm" svg:height="5.969cm" svg:x="2.398cm" svg:y="4.938cm">
          <text:p text:style-name="P2">Is Total =&gt; Player 1 Tota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2.939cm" svg:y1="7.986cm" svg:x2="15.86cm" svg:y2="13.32cm">
          <text:p/>
        </draw:line>
        <draw:line draw:style-name="gr4" draw:text-style-name="P4" draw:layer="layout" svg:x1="7.605cm" svg:y1="10.78cm" svg:x2="7.605cm" svg:y2="15.86cm">
          <text:p/>
        </draw:line>
        <draw:custom-shape draw:style-name="gr18" draw:text-style-name="P2" draw:layer="layout" svg:width="9.017cm" svg:height="2.54cm" svg:x="10.526cm" svg:y="13.32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" draw:layer="layout" svg:width="1.535cm" svg:height="0.962cm" svg:x="15.352cm" svg:y="11.415cm">
          <draw:text-box>
            <text:p>Yes</text:p>
          </draw:text-box>
        </draw:frame>
        <draw:frame draw:style-name="gr12" draw:text-style-name="P1" draw:layer="layout" svg:width="1.311cm" svg:height="0.962cm" svg:x="7.605cm" svg:y="13.066cm">
          <draw:text-box>
            <text:p>No</text:p>
          </draw:text-box>
        </draw:frame>
        <draw:custom-shape draw:style-name="gr19" draw:text-style-name="P2" draw:layer="layout" svg:width="10.668cm" svg:height="3.048cm" svg:x="4.684cm" svg:y="18.654cm">
          <text:p text:style-name="P2">Twist/Deal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5cm" svg:y1="15.733cm" svg:x2="7.605cm" svg:y2="18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30T18:42:24.859927087</meta:creation-date>
    <dc:date>2021-12-30T19:42:44.686880856</dc:date>
    <meta:editing-duration>PT41M40S</meta:editing-duration>
    <meta:editing-cycles>20</meta:editing-cycles>
    <meta:generator>LibreOffice/6.1.5.2$Linux_ARM_EABI LibreOffice_project/10$Build-2</meta:generator>
    <meta:document-statistic meta:object-count="86"/>
  </office:meta>
</office:document-meta>
</file>